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svg:stroke-opacity="100%" draw:fill-color="#ffffff" draw:textarea-horizontal-align="justify" draw:textarea-vertical-align="middle" draw:auto-grow-height="false" fo:min-height="38.231cm" fo:min-width="14.359cm"/>
    </style:style>
    <style:style style:name="gr2" style:family="graphic" style:parent-style-name="standard">
      <style:graphic-properties svg:stroke-width="0.159cm" draw:marker-start-width="0.437cm" draw:marker-end-width="0.437cm" draw:fill="none" draw:textarea-horizontal-align="justify" draw:textarea-vertical-align="middle" draw:auto-grow-height="false" fo:min-height="2.971cm" fo:min-width="12.676cm" fo:padding-top="0.203cm" fo:padding-bottom="0.203cm" fo:padding-left="0.328cm" fo:padding-right="0.328cm"/>
    </style:style>
    <style:style style:name="gr3" style:family="graphic" style:parent-style-name="standard">
      <style:graphic-properties draw:stroke="none" svg:stroke-color="#000000" draw:fill="none" draw:fill-color="#ffffff" fo:min-height="4.7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56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 Condensed" fo:font-size="60pt" style:font-size-asian="60pt" style:font-size-complex="60pt"/>
    </style:style>
    <style:style style:name="T1" style:family="text">
      <style:text-properties style:font-name="Ubuntu Condensed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59cm" svg:height="38.481cm" svg:x="4.175cm" svg:y="-3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38cm" svg:height="3.683cm" svg:x="4.728cm" svg:y="-2.6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3.879cm" svg:height="5.001cm" svg:x="4.584cm" svg:y="-2.157cm">
          <draw:text-box>
            <text:p text:style-name="P3"><text:span text:style-name="T1">FROM / JOINs</text:span></text:p>
          </draw:text-box>
        </draw:frame>
        <draw:custom-shape draw:style-name="gr2" draw:text-style-name="P2" draw:layer="layout" svg:width="13.638cm" svg:height="3.683cm" svg:x="4.728cm" svg:y="2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3.112cm" svg:height="2.626cm" svg:x="4.947cm" svg:y="2.643cm">
          <draw:text-box>
            <text:p text:style-name="P3"><text:span text:style-name="T1">WHERE</text:span></text:p>
          </draw:text-box>
        </draw:frame>
        <draw:custom-shape draw:style-name="gr2" draw:text-style-name="P2" draw:layer="layout" svg:width="13.638cm" svg:height="3.683cm" svg:x="4.728cm" svg:y="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3.112cm" svg:height="2.626cm" svg:x="4.947cm" svg:y="7.443cm">
          <draw:text-box>
            <text:p text:style-name="P3"><text:span text:style-name="T1">GROUP BY</text:span></text:p>
          </draw:text-box>
        </draw:frame>
        <draw:custom-shape draw:style-name="gr2" draw:text-style-name="P2" draw:layer="layout" svg:width="13.638cm" svg:height="3.683cm" svg:x="4.728cm" svg:y="11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3.112cm" svg:height="2.626cm" svg:x="4.947cm" svg:y="12.343cm">
          <draw:text-box>
            <text:p text:style-name="P3"><text:span text:style-name="T1">HAVING</text:span></text:p>
          </draw:text-box>
        </draw:frame>
        <draw:custom-shape draw:style-name="gr2" draw:text-style-name="P2" draw:layer="layout" svg:width="13.638cm" svg:height="3.683cm" svg:x="4.728cm" svg:y="16.5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3.112cm" svg:height="2.626cm" svg:x="4.947cm" svg:y="17.043cm">
          <draw:text-box>
            <text:p text:style-name="P3"><text:span text:style-name="T1">SELECT</text:span></text:p>
          </draw:text-box>
        </draw:frame>
        <draw:custom-shape draw:style-name="gr2" draw:text-style-name="P2" draw:layer="layout" svg:width="13.638cm" svg:height="3.683cm" svg:x="4.728cm" svg:y="21.2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3.112cm" svg:height="2.626cm" svg:x="4.947cm" svg:y="21.743cm">
          <draw:text-box>
            <text:p text:style-name="P3"><text:span text:style-name="T1">DISTINCT</text:span></text:p>
          </draw:text-box>
        </draw:frame>
        <draw:custom-shape draw:style-name="gr2" draw:text-style-name="P2" draw:layer="layout" svg:width="13.638cm" svg:height="3.683cm" svg:x="4.728cm" svg:y="25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3.112cm" svg:height="2.626cm" svg:x="4.947cm" svg:y="26.443cm">
          <draw:text-box>
            <text:p text:style-name="P3"><text:span text:style-name="T1">ORDER BY</text:span></text:p>
          </draw:text-box>
        </draw:frame>
        <draw:custom-shape draw:style-name="gr2" draw:text-style-name="P2" draw:layer="layout" svg:width="13.638cm" svg:height="3.683cm" svg:x="4.728cm" svg:y="30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3.443cm" svg:height="2.815cm" svg:x="5.102cm" svg:y="31.205cm">
          <draw:text-box>
            <text:p text:style-name="P3"><text:span text:style-name="T1">LIMIT / OFF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5:22:16.505236471</meta:creation-date>
    <dc:date>2022-02-02T16:07:23.840127724</dc:date>
    <meta:editing-duration>PT9M8S</meta:editing-duration>
    <meta:editing-cycles>3</meta:editing-cycles>
    <meta:generator>LibreOffice/6.4.7.2$Linux_X86_64 LibreOffice_project/40$Build-2</meta:generator>
    <meta:document-statistic meta:object-count="17"/>
  </office:meta>
</office:document-meta>
</file>